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language="pl" fo:country="PL" officeooo:rsid="0002eb75" officeooo:paragraph-rsid="00038ae9"/>
    </style:style>
    <style:style style:name="T1" style:family="text">
      <style:text-properties officeooo:rsid="000cf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akby nie patrzeć dla wielu ludzi programowanie jest czymś niezrozumiałym i wybitnym. Dla niejednej osoby zostanie programistą może się wydawać nierealny – nic bardziej mylnego. Sam nie uważam się za jakoś specjalnie wybitną jednostkę. W mojej ocenie zostać programistą może każd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7T11:46:29.320000000</dc:date>
    <meta:editing-duration>PT2S</meta:editing-duration>
    <meta:editing-cycles>1</meta:editing-cycles>
    <meta:document-statistic meta:table-count="0" meta:image-count="0" meta:object-count="0" meta:page-count="1" meta:paragraph-count="1" meta:word-count="40" meta:character-count="280" meta:non-whitespace-character-count="240"/>
    <meta:generator>LibreOffice/7.2.4.1$Windows_X86_64 LibreOffice_project/27d75539669ac387bb498e35313b970b7fe9c4f9</meta:generator>
  </office:meta>
</office:document-meta>
</file>